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4cm" table:end-y="0.162cm" draw:z-index="1" svg:width="17.089cm" svg:height="13.257cm" svg:x="0.001cm" svg:y="0.001cm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51:31</dc:date>
    <dc:language>en-US</dc:language>
    <meta:editing-cycles>4</meta:editing-cycles>
    <meta:editing-duration>PT11M4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true" chart:lines="false" chart:solid-type="con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4.126cm" svg:y="0.264cm" chart:style-name="ch2">
          <text:p>Columns_Cones_deep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true" chart:lines="false" chart:solid-type="con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4.126cm" svg:y="0.264cm" chart:style-name="ch2">
          <text:p>Columns_Cones_deep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